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5014in" fo:break-before="page" table:align="left" style:writing-mode="lr-tb"/>
    </style:style>
    <style:style style:name="Table1.A" style:family="table-column">
      <style:table-column-properties style:column-width="0.5882in"/>
    </style:style>
    <style:style style:name="Table1.B" style:family="table-column">
      <style:table-column-properties style:column-width="2.0111in"/>
    </style:style>
    <style:style style:name="Table1.C" style:family="table-column">
      <style:table-column-properties style:column-width="1.3in"/>
    </style:style>
    <style:style style:name="Table1.E" style:family="table-column">
      <style:table-column-properties style:column-width="1.3021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E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E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Header">
      <style:paragraph-properties fo:margin-left="0in" fo:margin-right="0in" fo:text-indent="0in" style:auto-text-indent="false">
        <style:tab-stops>
          <style:tab-stop style:position="6.9244in" style:type="right"/>
        </style:tab-stops>
      </style:paragraph-properties>
    </style:style>
    <style:style style:name="P2" style:family="paragraph" style:parent-style-name="Header">
      <style:paragraph-properties fo:margin-left="0in" fo:margin-right="0in" fo:text-indent="0in" style:auto-text-indent="false">
        <style:tab-stops>
          <style:tab-stop style:position="6.25in" style:type="right"/>
          <style:tab-stop style:position="6.5in" style:type="right"/>
        </style:tab-stops>
      </style:paragraph-properties>
    </style:style>
    <style:style style:name="P3" style:family="paragraph" style:parent-style-name="APA_20_Heading_20_Level_20_1" style:master-page-name="First_20_Page">
      <style:paragraph-properties style:page-number="auto"/>
    </style:style>
    <style:style style:name="P4" style:family="paragraph" style:parent-style-name="APA_20_Heading_20_Level_20_1" style:master-page-name="Convert_20_1">
      <style:paragraph-properties style:page-number="auto" fo:break-before="page"/>
    </style:style>
    <style:style style:name="P5" style:family="paragraph" style:parent-style-name="References">
      <style:paragraph-properties fo:margin-left="0in" fo:margin-right="0in" style:line-height-at-least="0.0693in" fo:text-indent="0in" style:auto-text-indent="false"/>
    </style:style>
    <style:style style:name="P6" style:family="paragraph" style:parent-style-name="Table_20_Heading">
      <style:paragraph-properties fo:margin-left="0in" fo:margin-right="0in" fo:text-indent="0in" style:auto-text-indent="false"/>
    </style:style>
    <style:style style:name="P7" style:family="paragraph" style:parent-style-name="Table_20_Contents">
      <style:paragraph-properties fo:margin-left="0in" fo:margin-right="0in" style:line-height-at-least="0.0693in" fo:text-indent="0in" style:auto-text-indent="false"/>
    </style:style>
    <style:style style:name="T1" style:family="text">
      <style:text-properties style:font-name-asian="Times New Roman"/>
    </style:style>
    <style:style style:name="T2" style:family="text">
      <style:text-properties style:font-name-asian="Times New Roman" style:font-name-complex="Times New Roman"/>
    </style:style>
    <style:style style:name="T3" style:family="text">
      <style:text-properties fo:font-style="normal" style:font-style-asian="normal" style:font-style-complex="normal"/>
    </style:style>
    <style:style style:name="T4" style:family="text">
      <style:text-properties fo:font-style="italic" style:font-style-asian="italic"/>
    </style:style>
    <style:style style:name="T5" style:family="text">
      <style:text-properties fo:language="en" fo:country="US"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ference Practice</text:p>
      <text:p text:style-name="Standard">The Stroop effect (Stroop, 1935) is one of the best-known effects in cognitive psychology. <text:s/>In his extensive review, MacLeod (1991) counted more than 700 articles dealing with this effect.</text:p>
      <text:p text:style-name="Text_20_body">There is a large body of evidence, however, suggesting that few processes, if any, are entirely independent of attentional control (e.g., Logan, 1980). Besner, Stolz, and Boutilier (1997), for example, used a modification of the Stroop task in which only a single letter of the incongruent words was coloured.</text:p>
      <text:p text:style-name="Text_20_body">Preliminary evidence that the lexical-semantic level can be disabled and/or overridden by socio-contextual factors or factors not restricted to the local context of the task can be found in MacKinnon, Geiselman, and Woodward (1985). These authors used the standard vocal version of the Stroop task and tested the influence of interpersonal competition on the Stroop effect. MacKinnon et al. (1985) concluded that subjects can reduce Stroop interference when their effort is focused in that direction. </text:p>
      <text:p text:style-name="Text_20_body">Several arguments, however, make this motivational explanation not very plausible. First of all, it is well-known that “a skilled reader’s intent to not read the colour words is not enough to prevent lexical-semantic activation in the Stroop task” <text:s/>(Reisberg, 1997, p. 47). Second, recent results (Huguet, Dumas, &amp; Monteil, 2004; Huguet, Monteil, &amp; Dumas, 1999) suggest that the presence of a desired reward (and related positive effect on self-reports of effort) did not play a key role in MacKinnon et al.’s<text:span text:style-name="Strong_20_Emphasis"> </text:span>findings. In a series of three studies, Chajut and Algom (2003) also concluded that the Stroop effect remains unchanged under heightened motivation but decreases under heightened stress (induced via non-social stressors such as intense noise). There is indeed ample evidence today that heightened level of arousal or stress impairs the attentional apparatus, with fewer resources available for more peripheral or less relevant information (Baron, 1985). </text:p>
      <table:table table:name="Table1" table:style-name="Table1">
        <table:table-column table:style-name="Table1.A"/>
        <table:table-column table:style-name="Table1.B"/>
        <table:table-column table:style-name="Table1.C" table:number-columns-repeated="2"/>
        <table:table-column table:style-name="Table1.E"/>
        <table:table-header-rows>
          <table:table-row table:style-name="Table1.1">
            <table:table-cell table:style-name="Table1.A1" office:value-type="string">
              <text:p text:style-name="P6">Source </text:p>
            </table:table-cell>
            <table:table-cell table:style-name="Table1.A1" office:value-type="string">
              <text:p text:style-name="P6">Title</text:p>
            </table:table-cell>
            <table:table-cell table:style-name="Table1.A1" office:value-type="string">
              <text:p text:style-name="P6">Author(s)</text:p>
            </table:table-cell>
            <table:table-cell table:style-name="Table1.A1" office:value-type="string">
              <text:p text:style-name="P6">Publication</text:p>
            </table:table-cell>
            <table:table-cell table:style-name="Table1.E1" office:value-type="string">
              <text:p text:style-name="P6">Publication Info</text:p>
            </table:table-cell>
          </table:table-row>
        </table:table-header-rows>
        <table:table-row table:style-name="Table1.1">
          <table:table-cell table:style-name="Table1.A2" office:value-type="string">
            <text:p text:style-name="P7">A</text:p>
          </table:table-cell>
          <table:table-cell table:style-name="Table1.A2" office:value-type="string">
            <text:p text:style-name="P7">Studies of Interference in Serial-verbal Reaction</text:p>
          </table:table-cell>
          <table:table-cell table:style-name="Table1.A2" office:value-type="string">
            <text:p text:style-name="P7">John R. Stroop</text:p>
          </table:table-cell>
          <table:table-cell table:style-name="Table1.A2" office:value-type="string">
            <text:p text:style-name="P7">Journal of Experimental Psychology</text:p>
          </table:table-cell>
          <table:table-cell table:style-name="Table1.E2" office:value-type="string">
            <text:p text:style-name="P7">1935, Volume 18, pages 643-662</text:p>
          </table:table-cell>
        </table:table-row>
        <table:table-row table:style-name="Table1.1">
          <table:table-cell table:style-name="Table1.A2" office:value-type="string">
            <text:p text:style-name="P7">B</text:p>
          </table:table-cell>
          <table:table-cell table:style-name="Table1.A2" office:value-type="string">
            <text:p text:style-name="P7">Half a Century of Research on the Stroop Effect: An integrative review</text:p>
          </table:table-cell>
          <table:table-cell table:style-name="Table1.A2" office:value-type="string">
            <text:p text:style-name="P7">Charles M. MacLeod</text:p>
          </table:table-cell>
          <table:table-cell table:style-name="Table1.A2" office:value-type="string">
            <text:p text:style-name="P7">Psychological Bulletin</text:p>
          </table:table-cell>
          <table:table-cell table:style-name="Table1.E2" office:value-type="string">
            <text:p text:style-name="P7">1991, Volume 109, issue 5, pages 163 to 203</text:p>
          </table:table-cell>
        </table:table-row>
        <table:table-row table:style-name="Table1.1">
          <table:table-cell table:style-name="Table1.A2" office:value-type="string">
            <text:p text:style-name="P7">C</text:p>
          </table:table-cell>
          <table:table-cell table:style-name="Table1.A2" office:value-type="string">
            <text:p text:style-name="P7">Attention and automaticity in Stroop and priming tasks: Theory and Data</text:p>
          </table:table-cell>
          <table:table-cell table:style-name="Table1.A2" office:value-type="string">
            <text:p text:style-name="P7">George D. Logan</text:p>
          </table:table-cell>
          <table:table-cell table:style-name="Table1.A2" office:value-type="string">
            <text:p text:style-name="P7">Cognitive Psychology</text:p>
          </table:table-cell>
          <table:table-cell table:style-name="Table1.E2" office:value-type="string">
            <text:p text:style-name="P7">1980, Volume 12, pages 523-553</text:p>
          </table:table-cell>
        </table:table-row>
        <table:table-row table:style-name="Table1.1">
          <table:table-cell table:style-name="Table1.A2" office:value-type="string">
            <text:p text:style-name="P7">D</text:p>
          </table:table-cell>
          <table:table-cell table:style-name="Table1.A2" office:value-type="string">
            <text:p text:style-name="P7">The Stroop Effect and the Myth of Automaticity</text:p>
          </table:table-cell>
          <table:table-cell table:style-name="Table1.A2" office:value-type="string">
            <text:p text:style-name="P7">David Besner, John A. Stolz, and Catherine Boutilier</text:p>
          </table:table-cell>
          <table:table-cell table:style-name="Table1.A2" office:value-type="string">
            <text:p text:style-name="P7">Technical Report A37</text:p>
          </table:table-cell>
          <table:table-cell table:style-name="Table1.E2" office:value-type="string">
            <text:p text:style-name="P7">1997, University of Ohio Department of Psychology</text:p>
          </table:table-cell>
        </table:table-row>
        <table:table-row table:style-name="Table1.1">
          <table:table-cell table:style-name="Table1.A2" office:value-type="string">
            <text:p text:style-name="P7">E</text:p>
          </table:table-cell>
          <table:table-cell table:style-name="Table1.A2" office:value-type="string">
            <text:p text:style-name="P7">The effects of effort on Stroop interference</text:p>
          </table:table-cell>
          <table:table-cell table:style-name="Table1.A2" office:value-type="string">
            <text:p text:style-name="P7">Deborah P MacKinnon, Robert E. Geiselman, and Jane Anne Woodward</text:p>
          </table:table-cell>
          <table:table-cell table:style-name="Table1.A2" office:value-type="string">
            <text:p text:style-name="P7">Paper presented at the Modern Linguistics Association convention</text:p>
          </table:table-cell>
          <table:table-cell table:style-name="Table1.E2" office:value-type="string">
            <text:p text:style-name="P7">1985, Boston Massachusetts</text:p>
          </table:table-cell>
        </table:table-row>
        <table:table-row table:style-name="Table1.1">
          <table:table-cell table:style-name="Table1.A2" office:value-type="string">
            <text:p text:style-name="P7">F</text:p>
          </table:table-cell>
          <table:table-cell table:style-name="Table1.A2" office:value-type="string">
            <text:p text:style-name="P7">Cognition: Exploring the Science of the Mind</text:p>
          </table:table-cell>
          <table:table-cell table:style-name="Table1.A2" office:value-type="string">
            <text:p text:style-name="P7">Donald Reisberg</text:p>
          </table:table-cell>
          <table:table-cell table:style-name="Table1.A2" office:value-type="string">
            <text:p text:style-name="P7">Book</text:p>
          </table:table-cell>
          <table:table-cell table:style-name="Table1.E2" office:value-type="string">
            <text:p text:style-name="P7">1997, Norton, New York, page 47</text:p>
          </table:table-cell>
        </table:table-row>
        <table:table-row table:style-name="Table1.1">
          <table:table-cell table:style-name="Table1.A2" office:value-type="string">
            <text:p text:style-name="P7">G</text:p>
          </table:table-cell>
          <table:table-cell table:style-name="Table1.A2" office:value-type="string">
            <text:p text:style-name="P7">Social Presence Effects in the Stroop Task</text:p>
          </table:table-cell>
          <table:table-cell table:style-name="Table1.A2" office:value-type="string">
            <text:p text:style-name="P7">Phillipe Huguet, Jeanne-Marie Monteil, and Fran<text:span text:style-name="T1">çoise Dumas</text:span></text:p>
          </table:table-cell>
          <table:table-cell table:style-name="Table1.A2" office:value-type="string">
            <text:p text:style-name="P7">Perception on the Web</text:p>
          </table:table-cell>
          <table:table-cell table:style-name="Table1.E2" office:value-type="string">
            <text:p text:style-name="P7">Internet Newsletter, 1999,</text:p>
            <text:p text:style-name="P7"><text:a xlink:type="simple" xlink:href="http://perception/"><text:span text:style-name="Internet_20_link">http://perception</text:span></text:a>.</text:p>
            <text:p text:style-name="P7">fr/news_99_03.</text:p>
            <text:p text:style-name="P7">html</text:p>
          </table:table-cell>
        </table:table-row>
        <table:table-row table:style-name="Table1.1">
          <table:table-cell table:style-name="Table1.A2" office:value-type="string">
            <text:p text:style-name="P7">H</text:p>
          </table:table-cell>
          <table:table-cell table:style-name="Table1.A2" office:value-type="string">
            <text:p text:style-name="P7">Competing for a Desired Reward in the Stroop Task</text:p>
          </table:table-cell>
          <table:table-cell table:style-name="Table1.A2" office:value-type="string">
            <text:p text:style-name="P5">Phillipe Huguet, Fran<text:span text:style-name="T2">çoise Dumas</text:span>, &amp; <text:s/>Jeanne-Marie Monteil</text:p>
          </table:table-cell>
          <table:table-cell table:style-name="Table1.A2" office:value-type="string">
            <text:p text:style-name="P7">Canadian Journal of Experimental Psychology</text:p>
          </table:table-cell>
          <table:table-cell table:style-name="Table1.E2" office:value-type="string">
            <text:p text:style-name="P7">2004, Volume 58, pages 153-167</text:p>
          </table:table-cell>
        </table:table-row>
        <table:table-row table:style-name="Table1.1">
          <table:table-cell table:style-name="Table1.A2" office:value-type="string">
            <text:p text:style-name="P7">I</text:p>
          </table:table-cell>
          <table:table-cell table:style-name="Table1.A2" office:value-type="string">
            <text:p text:style-name="P7">Selective Attention Improves under Stress</text:p>
          </table:table-cell>
          <table:table-cell table:style-name="Table1.A2" office:value-type="string">
            <text:p text:style-name="P5">Eric Chajut and Diane Algom</text:p>
          </table:table-cell>
          <table:table-cell table:style-name="Table1.A2" office:value-type="string">
            <text:p text:style-name="P5"><text:span text:style-name="Emphasis"><text:span text:style-name="T3">Journal of Personality and Social Psychology</text:span></text:span></text:p>
            <text:p text:style-name="P5"/>
          </table:table-cell>
          <table:table-cell table:style-name="Table1.E2" office:value-type="string">
            <text:p text:style-name="P7">2003, Vol. 85, page 231-248</text:p>
            <text:p text:style-name="P5"><text:span text:style-name="Emphasis"><text:span text:style-name="T3">DOI: 10.1037/0022-3514.85.2.231</text:span></text:span></text:p>
          </table:table-cell>
        </table:table-row>
        <table:table-row table:style-name="Table1.1">
          <table:table-cell table:style-name="Table1.A2" office:value-type="string">
            <text:p text:style-name="P7">J</text:p>
          </table:table-cell>
          <table:table-cell table:style-name="Table1.A2" office:value-type="string">
            <text:p text:style-name="P5">Distraction-conflict theory: Progress and problems</text:p>
          </table:table-cell>
          <table:table-cell table:style-name="Table1.A2" office:value-type="string">
            <text:p text:style-name="P5">Reginald S. Baron</text:p>
          </table:table-cell>
          <table:table-cell table:style-name="Table1.A2" office:value-type="string">
            <text:p text:style-name="P5">Advances in Experimental Social Psychology</text:p>
          </table:table-cell>
          <table:table-cell table:style-name="Table1.E2" office:value-type="string">
            <text:p text:style-name="P7">Book edited by Leo Berkowitz, Academic Press, New York, pp. 1-40. 1985</text:p>
          </table:table-cell>
        </table:table-row>
      </table:table>
      <text:p text:style-name="P4">References</text:p>
      <text:p text:style-name="References">Baron, R. S. (1985). Distraction-conflict theory: Progress and problems. In L. Berkowitz (Ed.), <text:span text:style-name="T4">Advances in experimental social psychology</text:span> (pp. 1-40). New York, NY: Academic Press.</text:p>
      <text:p text:style-name="References">Besner, D., Stolz, J. A., &amp; Boutilier, C. (1997). <text:span text:style-name="T4">The Stroop effect and the myth of automaticity</text:span> (Technical Report A37). University of Ohio: Department of Psychology.</text:p>
      <text:p text:style-name="References">Chajut, E., &amp; Algom, D. (2003). Selective attention improves under stress. <text:span text:style-name="T4">Journal of Personality and Social Psychology</text:span>, <text:span text:style-name="T4">85</text:span>, 231-248. doi: 10.1037/0022-3514.84.2.231</text:p>
      <text:p text:style-name="References">Huguet, P., Dumas, F., &amp; Monteil, J.-M. (2004). Competing for a desired reward in the Stroop task. <text:span text:style-name="T4">Canadian Journal of Experimental Psychology</text:span>, <text:span text:style-name="T4">58</text:span>, 153-167.</text:p>
      <text:p text:style-name="References">Huguet, P., Monteil, J.-M., &amp; Dumas, F. (1999). Social presence effect in the Stroop task. <text:span text:style-name="T4">Perception on the Web</text:span>. Retrieved from <text:a xlink:type="simple" xlink:href="http://perception.fr/news_99_03.html"><text:span text:style-name="Internet_20_link"><text:span text:style-name="T5">http://perception.fr/news_99_03.html</text:span></text:span></text:a></text:p>
      <text:p text:style-name="References">Logan, G. D. (1980). Attention and automaticity in Stroop and priming tasks: Theory and data. <text:span text:style-name="T4">Cognitive Psychology</text:span>, <text:span text:style-name="T4">12</text:span>, 523-553.</text:p>
      <text:p text:style-name="References">MacKinnon, D. P., Geiselman, R. E., &amp; Woodward, J.A. <text:s/>(1985). <text:span text:style-name="T4">The effects of effort on Stroop interference.</text:span> Paper presented at the convention of the Modern Linguistics Association, Boston, MA.</text:p>
      <text:p text:style-name="References">MacLeod, C. M. (1991). Half a century of research on the Stroop effect: An integrative review. <text:span text:style-name="T4">Psychological Bulletin, 109</text:span>(5), 163-203.</text:p>
      <text:p text:style-name="References">Reisberg, D. (1997). <text:span text:style-name="T4">Cognition: Exploring the science of the mind.</text:span> New York, NY: Norton.</text:p>
      <text:p text:style-name="References">Stroop, J. R. (1935). Studies of interference in serial-verbal reaction. <text:span text:style-name="T4">Journal of Experimental Psychology</text:span>, <text:span text:style-name="T4">18</text:span>, 643-662.</text:p>
      <text:p text:style-name="Referenc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Liberation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200%" fo:orphans="0" fo:widows="0" fo:hyphenation-ladder-count="no-limit" fo:text-indent="0.5in" style:auto-text-indent="false" style:writing-mode="lr-tb"/>
      <style:text-properties style:use-window-font-color="true" style:font-name="Times New Roman" fo:font-size="12pt" fo:language="en" fo:country="US" style:letter-kerning="true" style:font-name-asian="DejaVu Sans"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ody_20_Text_20_First_20_Indent" style:display-name="Body Text First Indent" style:family="paragraph" style:parent-style-name="Text_20_body">
      <style:paragraph-properties fo:margin-left="0in" fo:margin-right="0in" fo:text-indent="0.1965in" style:auto-text-indent="false"/>
    </style:style>
    <style:style style:name="Default_20_No_20_Indent" style:display-name="Default No Indent" style:family="paragraph" style:parent-style-name="Standard">
      <style:paragraph-properties fo:margin-left="0in" fo:margin-right="0in" fo:text-indent="0in" style:auto-text-indent="false"/>
    </style:style>
    <style:style style:name="APA_20_Heading_20_Level_20_1" style:display-name="APA Heading Level 1" style:family="paragraph" style:parent-style-name="Default_20_No_20_Indent">
      <style:paragraph-properties fo:text-align="center" style:justify-single-word="false"/>
      <style:text-properties fo:font-weight="bold" style:font-weight-asian="bold"/>
    </style:style>
    <style:style style:name="APA_20_Heading_20_Level_20_2" style:display-name="APA Heading Level 2" style:family="paragraph" style:parent-style-name="APA_20_Heading_20_Level_20_1">
      <style:paragraph-properties fo:text-align="start" style:justify-single-word="false"/>
    </style:style>
    <style:style style:name="APA_20_Heading_20_Level_20_3" style:display-name="APA Heading Level 3" style:family="paragraph" style:parent-style-name="APA_20_Heading_20_Level_20_1">
      <style:paragraph-properties fo:margin-left="0in" fo:margin-right="0in" fo:text-align="start" style:justify-single-word="false" fo:text-indent="0.5in" style:auto-text-indent="false"/>
    </style:style>
    <style:style style:name="APA_20_Heading_20_Level_20_4" style:display-name="APA Heading Level 4" style:family="paragraph" style:parent-style-name="APA_20_Heading_20_Level_20_1">
      <style:paragraph-properties fo:margin-left="0in" fo:margin-right="0in" fo:text-align="start" style:justify-single-word="false" fo:text-indent="0.5in" style:auto-text-indent="false"/>
      <style:text-properties fo:font-style="italic" fo:font-weight="bold" style:font-style-asian="italic" style:font-weight-asian="bold" style:font-weight-complex="bold"/>
    </style:style>
    <style:style style:name="APA_20_Heading_20_Level_20_5" style:display-name="APA Heading Level 5" style:family="paragraph" style:parent-style-name="APA_20_Heading_20_Level_20_1">
      <style:paragraph-properties fo:margin-left="0in" fo:margin-right="0in" fo:text-align="start" style:justify-single-word="false" fo:text-indent="0.5in" style:auto-text-indent="false"/>
      <style:text-properties fo:font-style="italic" fo:font-weight="normal" style:font-style-asian="italic" style:font-weight-asian="normal"/>
    </style:style>
    <style:style style:name="Block_20_Quote" style:display-name="Block Quote" style:family="paragraph" style:parent-style-name="Standard">
      <style:paragraph-properties fo:margin-left="0.5in" fo:margin-right="0in" fo:text-indent="0in" style:auto-text-indent="false"/>
    </style:style>
    <style:style style:name="References" style:family="paragraph">
      <style:paragraph-properties fo:margin-left="0.5in" fo:margin-right="0in" fo:line-height="200%" fo:orphans="2" fo:widows="2" fo:hyphenation-ladder-count="no-limit" fo:text-indent="-0.5in" style:auto-text-indent="false"/>
      <style:text-properties style:use-window-font-color="true" style:font-name="Times New Roman" fo:font-size="12pt" fo:language="en" fo:country="US" style:letter-kerning="true" style:font-name-asian="Arial" style:font-size-asian="12pt" style:font-name-complex="Arial" style:font-size-complex="12pt" style:language-complex="ar" style:country-complex="SA" style:font-weight-complex="bold" fo:hyphenate="false" fo:hyphenation-remain-char-count="2" fo:hyphenation-push-char-count="2"/>
    </style:style>
    <style:style style:name="Running_20_Head" style:display-name="Running Head" style:family="paragraph">
      <style:paragraph-properties fo:line-height="200%" fo:orphans="2" fo:widows="2" fo:hyphenation-ladder-count="no-limit"/>
      <style:text-properties style:use-window-font-color="true" style:font-name="Times New Roman" fo:font-size="12pt" fo:language="en" fo:country="US" style:letter-kerning="true" style:font-name-asian="Arial" style:font-size-asian="12pt" style:font-name-complex="Times New Roman"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6.9244in" style:type="right"/>
        </style:tab-stops>
      </style:paragraph-properties>
    </style:style>
    <style:style style:name="MP2" style:family="paragraph" style:parent-style-name="Header">
      <style:paragraph-properties fo:margin-left="0in" fo:margin-right="0in" fo:text-indent="0in" style:auto-text-indent="false">
        <style:tab-stops>
          <style:tab-stop style:position="6.25in" style:type="right"/>
          <style:tab-stop style:position="6.5in" style:type="right"/>
        </style:tab-stops>
      </style:paragraph-properties>
    </style:style>
    <style:page-layout style:name="Mpm1">
      <style:page-layout-properties fo:page-width="8.5in" fo:page-height="11in" style:num-format="1" style:print-orientation="portrait" fo:margin-top="1.1756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5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bottom="0.3492in" style:dynamic-spacing="true"/>
      </style:header-style>
      <style:footer-style>
        <style:header-footer-properties fo:min-height="0.2874in" fo:margin-top="0.2484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4" style:layout-grid-base-height="0.2264in" style:layout-grid-ruby-height="0in" style:layout-grid-mode="none" style:layout-grid-ruby-below="false" style:layout-grid-print="false" style:layout-grid-display="false" style:layout-grid-base-width="0.2256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Running Head: <text:s/>REFERENCE PRACTICE<text:tab/><text:page-number text:select-page="current">1</text:page-number></text:p>
      </style:header>
      <styl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3">
      <style:header>
        <text:p text:style-name="MP2">REFERENCE PRACTICE<text:tab/><text:tab/><text:page-number text:select-page="current">3</text:page-number></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A Version 6 Template</dc:title>
    <dc:subject>Template for version 6 of APA Publication Style Manual</dc:subject>
    <meta:keyword>education</meta:keyword>
    <meta:keyword>psychology</meta:keyword>
    <meta:keyword>APA</meta:keyword>
    <dc:description>constructed for students in a Psychology Research Methods class</dc:description>
    <meta:creation-date>2010-09-20T08:43:00</meta:creation-date>
    <dc:creator>RF241</dc:creator>
    <dc:date>2013-09-24T13:18:00</dc:date>
    <meta:editing-cycles>5</meta:editing-cycles>
    <meta:editing-duration>PT1H11M</meta:editing-duration>
    <meta:document-statistic meta:table-count="1" meta:image-count="0" meta:object-count="0" meta:page-count="3" meta:paragraph-count="77" meta:word-count="775" meta:character-count="5186" meta:non-whitespace-character-count="4479"/>
    <meta:generator>LibreOffice/4.0.1.1$Linux_x86 LibreOffice_project/2c0c17a6e4bee0ee28131ea4bdc47edc700d659</meta:generator>
    <meta:user-defined meta:name="License">&lt;a rel="license" href="http://creativecommons.org/licenses/by-nc-sa/3.0/"&gt;Creative Commons Attribution-NonCommercial-ShareAlike 3.0 Unported License&lt;/a&gt;</meta:user-defined>
  </office:meta>
</office:document-meta>
</file>